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73.25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66.45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6.23mm"/>
    </style:style>
    <style:style style:name="co12" style:family="table-column">
      <style:table-column-properties fo:break-before="auto" style:column-width="21.55mm"/>
    </style:style>
    <style:style style:name="co13" style:family="table-column">
      <style:table-column-properties fo:break-before="auto" style:column-width="59.06mm"/>
    </style:style>
    <style:style style:name="co14" style:family="table-column">
      <style:table-column-properties fo:break-before="auto" style:column-width="62.87mm"/>
    </style:style>
    <style:style style:name="co15" style:family="table-column">
      <style:table-column-properties fo:break-before="auto" style:column-width="49.18mm"/>
    </style:style>
    <style:style style:name="co16" style:family="table-column">
      <style:table-column-properties fo:break-before="auto" style:column-width="15.0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4.73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4.82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19.47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39.95mm" fo:break-before="auto" style:use-optimal-row-height="false"/>
    </style:style>
    <style:style style:name="ro11" style:family="table-row">
      <style:table-row-properties style:row-height="28.84mm" fo:break-before="auto" style:use-optimal-row-height="fals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2.17mm" fo:break-before="auto" style:use-optimal-row-height="false"/>
    </style:style>
    <style:style style:name="ro14" style:family="table-row">
      <style:table-row-properties style:row-height="43.13mm" fo:break-before="auto" style:use-optimal-row-height="false"/>
    </style:style>
    <style:style style:name="ro15" style:family="table-row">
      <style:table-row-properties style:row-height="10mm" fo:break-before="auto" style:use-optimal-row-height="true"/>
    </style:style>
    <style:style style:name="ro16" style:family="table-row">
      <style:table-row-properties style:row-height="37.04mm" fo:break-before="auto" style:use-optimal-row-height="false"/>
    </style:style>
    <style:style style:name="ro17" style:family="table-row">
      <style:table-row-properties style:row-height="30.16mm" fo:break-before="auto" style:use-optimal-row-height="false"/>
    </style:style>
    <style:style style:name="ro18" style:family="table-row">
      <style:table-row-properties style:row-height="23.81mm" fo:break-before="auto" style:use-optimal-row-height="false"/>
    </style:style>
    <style:style style:name="ro19" style:family="table-row">
      <style:table-row-properties style:row-height="10.05mm" fo:break-before="auto" style:use-optimal-row-height="true"/>
    </style:style>
    <style:style style:name="ro20" style:family="table-row">
      <style:table-row-properties style:row-height="27.25mm" fo:break-before="auto" style:use-optimal-row-height="false"/>
    </style:style>
    <style:style style:name="ro21" style:family="table-row">
      <style:table-row-properties style:row-height="32.01mm" fo:break-before="auto" style:use-optimal-row-height="false"/>
    </style:style>
    <style:style style:name="ro22" style:family="table-row">
      <style:table-row-properties style:row-height="4.87mm" fo:break-before="auto" style:use-optimal-row-height="true"/>
    </style:style>
    <style:style style:name="ro23" style:family="table-row">
      <style:table-row-properties style:row-height="5.12mm" fo:break-before="auto" style:use-optimal-row-height="true"/>
    </style:style>
    <style:style style:name="ro24" style:family="table-row">
      <style:table-row-properties style:row-height="15.35mm" fo:break-before="auto" style:use-optimal-row-height="true"/>
    </style:style>
    <style:style style:name="ro25" style:family="table-row">
      <style:table-row-properties style:row-height="10.23mm" fo:break-before="auto" style:use-optimal-row-height="true"/>
    </style:style>
    <style:style style:name="ro26" style:family="table-row">
      <style:table-row-properties style:row-height="7.94mm" fo:break-before="auto" style:use-optimal-row-height="false"/>
    </style:style>
    <style:style style:name="ro27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Calibri" style:font-name-complex="Calibri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1b75b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4" style:family="text">
      <style:text-properties style:language-asian="zh" style:country-asian="CN" style:font-name="Calibri" style:font-relief="none" style:text-emphasize="none" style:font-style-complex="normal" style:font-style-asian="normal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0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21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9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20" office:value-type="string" calcext:value-type="string">
            <text:p>Comments</text:p>
          </table:table-cell>
          <table:table-cell office:value-type="string" calcext:value-type="string">
            <text:p>Peer review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Robot responds to Run with Scissors 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3">When: “</text:span><text:span text:style-name="T4">run with scissors" -</text:span></text:p>
            <text:p/>
            <text:p><text:span text:style-name="T1">Then: </text:span><text:span text:style-name="T2">the robot shakes head "that causes accidents"</text:span></text:p>
            <text:p/>
            <text:p><text:span text:style-name="T5">Prerequisite: </text:span></text:p>
            <text:p><text:span text:style-name="T6">UI is avaialble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‘Run with Scissors’</text:p>
          </table:table-cell>
          <table:table-cell table:style-name="ce14" office:value-type="string" calcext:value-type="string">
            <text:p>robot understands and shakes head and says “that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“Scissors”</text:p>
          </table:table-cell>
          <table:table-cell table:style-name="ce14" office:value-type="string" calcext:value-type="string">
            <text:p>robot understands and shakes head and says “that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Say unrelated phrase</text:p>
          </table:table-cell>
          <table:table-cell table:style-name="ce14" office:value-type="string" calcext:value-type="string">
            <text:p>robot does not understand and asks “can you repeat that” </text:p>
          </table:table-cell>
          <table:table-cell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5" office:value-type="float" office:value="1.02" calcext:value-type="float" table:number-columns-spanned="1" table:number-rows-spanned="4">
            <text:p>1.02</text:p>
          </table:table-cell>
          <table:table-cell table:style-name="ce8" office:value-type="string" calcext:value-type="string" table:number-columns-spanned="1" table:number-rows-spanned="4">
            <text:p>robot responds to Sun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The teacher gives a safety instruction</text:span></text:p>
            <text:p/>
            <text:p><text:span text:style-name="T3">When: “sun”</text:span><text:span text:style-name="T4"> -</text:span></text:p>
            <text:p/>
            <text:p><text:span text:style-name="T3">Then: </text:span><text:span text:style-name="T4">the robot imitates the application of sunscreen, and says “wear a hat and sunscreen”"</text:span></text:p>
            <text:p/>
            <text:p><text:span text:style-name="T7">Prerequisite: </text:span></text:p>
            <text:p><text:span text:style-name="T8">UI is avaialble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sun”</text:p>
          </table:table-cell>
          <table:table-cell table:style-name="ce14" office:value-type="string" calcext:value-type="string">
            <text:p>robot understands sun and imitates the application of sunscreen, and says “wear a hat and sunscreen”</text:p>
          </table:table-cell>
          <table:table-cell table:style-name="ce15" office:value-type="string" calcext:value-type="string">
            <text:p>robot understands sun and imitates the application of sunscreen, and says “wear a hat and sunscreen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17"/>
          <table:table-cell table:style-name="ce8"/>
          <table:table-cell table:number-columns-repeated="1014"/>
        </table:table-row>
        <table:table-row table:style-name="ro7">
          <table:table-cell/>
          <table:table-cell table:style-name="ce5" office:value-type="float" office:value="1.03" calcext:value-type="float" table:number-columns-spanned="1" table:number-rows-spanned="4">
            <text:p>1.03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3">Given: </text:span><text:span text:style-name="T4">The teacher gives a safety instruction</text:span></text:p>
            <text:p/>
            <text:p><text:span text:style-name="T3">When: “on the floor</text:span><text:span text:style-name="T4">" -</text:span></text:p>
            <text:p/>
            <text:p><text:span text:style-name="T3">Then: </text:span><text:span text:style-name="T4">the robot shakes head "tdon’t put it in your mouth"</text:span></text:p>
            <text:p/>
            <text:p><text:span text:style-name="T7">Prerequisite: </text:span></text:p>
            <text:p><text:span text:style-name="T8">UI is avaialbl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on the 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“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9">
          <table:table-cell/>
          <table:table-cell table:style-name="ce5" office:value-type="float" office:value="1.04" calcext:value-type="float" table:number-columns-spanned="1" table:number-rows-spanned="4">
            <text:p>1.04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3">Given: </text:span><text:span text:style-name="T4">The teacher gives a safety instruction</text:span></text:p>
            <text:p/>
            <text:p><text:span text:style-name="T3">When: “cough</text:span><text:span text:style-name="T4">" -</text:span></text:p>
            <text:p/>
            <text:p><text:span text:style-name="T3">Then: </text:span><text:span text:style-name="T4">the robot covers mouth and says "cover your mouth”</text:span></text:p>
            <text:p/>
            <text:p><text:span text:style-name="T7">Prerequisite: </text:span></text:p>
            <text:p><text:span text:style-name="T8">UI is avaialbl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cough”</text:p>
          </table:table-cell>
          <table:table-cell table:style-name="ce14" office:value-type="string" calcext:value-type="string">
            <text:p><text:span text:style-name="T9">robot understands and </text:span><text:span text:style-name="T10">covers mouth and says "cover your mouth”</text:span></text:p>
          </table:table-cell>
          <table:table-cell table:style-name="ce14" office:value-type="string" calcext:value-type="string">
            <text:p>robot understands and covers mouth and says “cover your mouth”</text:p>
          </table:table-cell>
          <table:table-cell table:style-name="ce18" office:value-type="string" calcext:value-type="string">
            <text:p>in progress</text:p>
          </table:table-cell>
          <table:table-cell table:style-name="ce8" office:value-type="string" calcext:value-type="string">
            <text:p>occasionally confuses “cough” for “talk”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8"/>
          <table:table-cell table:style-name="Default"/>
          <table:table-cell table:number-columns-repeated="1013"/>
        </table:table-row>
        <table:table-row table:style-name="ro9">
          <table:table-cell/>
          <table:table-cell table:style-name="ce5" office:value-type="float" office:value="1.05" calcext:value-type="float" table:number-columns-spanned="1" table:number-rows-spanned="4">
            <text:p>1.05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5">When: “sneeze”</text:span></text:p>
            <text:p/>
            <text:p><text:span text:style-name="T1">Then: </text:span><text:span text:style-name="T2">the robot raises hnd to where its nose would be and says “use a tissue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sneeze”</text:p>
          </table:table-cell>
          <table:table-cell table:style-name="ce14" office:value-type="string" calcext:value-type="string">
            <text:p>robot understands and raises hand to where nose would be and says “use a tissue”</text:p>
          </table:table-cell>
          <table:table-cell table:style-name="ce14" office:value-type="string" calcext:value-type="string">
            <text:p>robot understands and raises hand to here nose would be and says “use a tissue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style-name="ce14" office:value-type="string" calcext:value-type="string">
            <text:p>robot understands and raises hand to where nose would be and says “use a tissue”</text:p>
          </table:table-cell>
          <table:table-cell table:style-name="ce14" office:value-type="string" calcext:value-type="string">
            <text:p>robot understands and raises hand to here nose would be and says “use a tissue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6" calcext:value-type="float" table:number-columns-spanned="1" table:number-rows-spanned="4">
            <text:p>1.06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5">When: “fire”</text:span></text:p>
            <text:p/>
            <text:p><text:span text:style-name="T1">Then: </text:span><text:span text:style-name="T2">robot gestures towards door and says “proceed in an orderly manner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fire”</text:p>
          </table:table-cell>
          <table:table-cell table:style-name="ce14" office:value-type="string" calcext:value-type="string">
            <text:p>robot understands and gestures forward and says “proceed in an orderly manner”</text:p>
          </table:table-cell>
          <table:table-cell table:style-name="ce14" office:value-type="string" calcext:value-type="string">
            <text:p>robot understands gestures forward and says “proceed in an orderly manner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7" calcext:value-type="float" table:number-columns-spanned="1" table:number-rows-spanned="4">
            <text:p>1.07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5">When: “intruder”</text:span></text:p>
            <text:p/>
            <text:p><text:span text:style-name="T5">Then: robot crouches with its hands on its head and says “hide and be very quiet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intruder”</text:p>
          </table:table-cell>
          <table:table-cell table:number-columns-repeated="2" table:style-name="ce14" office:value-type="string" calcext:value-type="string">
            <text:p>robot understands and crouches with hands on head and says “hide and be very quiet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8" calcext:value-type="float" table:number-columns-spanned="1" table:number-rows-spanned="4">
            <text:p>1.08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the </text:span><text:span text:style-name="T2">teacher gives a safety instruction</text:span></text:p>
            <text:p/>
            <text:p><text:span text:style-name="T5">When: “here”</text:span></text:p>
            <text:p/>
            <text:p><text:span text:style-name="T7">Then: gestures around in a sweeping motion and says “stay within the school grounds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ere”</text:p>
          </table:table-cell>
          <table:table-cell table:number-columns-repeated="2" table:style-name="ce14" office:value-type="string" calcext:value-type="string">
            <text:p>robot understands and gestures around in a sweeping motion and says “stay within the school grounds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16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9" calcext:value-type="float" table:number-columns-spanned="1" table:number-rows-spanned="4">
            <text:p>1.09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safety instruction</text:span></text:p>
            <text:p/>
            <text:p><text:span text:style-name="T5">When: “play”</text:span></text:p>
            <text:p/>
            <text:p><text:span text:style-name="T3">Then: </text:span><text:span text:style-name="T4">robot gestures forwards and says “use only school equipment, and don’t be too rough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play”</text:p>
          </table:table-cell>
          <table:table-cell table:number-columns-repeated="2" table:style-name="ce14" office:value-type="string" calcext:value-type="string">
            <text:p>robot understands and gestures forwards and says “use only school equipment, and don’t be too rough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Default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1" calcext:value-type="float" table:number-columns-spanned="1" table:number-rows-spanned="4">
            <text:p>1.1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safety instruction</text:span></text:p>
            <text:p/>
            <text:p><text:span text:style-name="T5">When: “talk”</text:span></text:p>
            <text:p/>
            <text:p><text:span text:style-name="T1">Then: </text:span><text:span text:style-name="T2">robot nods head and says “we’re here to help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alk”</text:p>
          </table:table-cell>
          <table:table-cell table:number-columns-repeated="2" table:style-name="ce14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Default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11" calcext:value-type="float" table:number-columns-spanned="1" table:number-rows-spanned="4">
            <text:p>1.11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safety instruction</text:span></text:p>
            <text:p/>
            <text:p><text:span text:style-name="T5">When: “tell”</text:span></text:p>
            <text:p/>
            <text:p><text:span text:style-name="T1">Then: </text:span><text:span text:style-name="T2">robot nods head head and says “we’re here to help”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alk”</text:p>
          </table:table-cell>
          <table:table-cell table:number-columns-repeated="2" table:style-name="ce14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16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12" calcext:value-type="float" table:number-columns-spanned="1" table:number-rows-spanned="4">
            <text:p>1.12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safety instruction</text:span></text:p>
            <text:p/>
            <text:p><text:span text:style-name="T5">When: “stay safe, kids”</text:span></text:p>
            <text:p/>
            <text:p><text:span text:style-name="T1">Then: </text:span><text:span text:style-name="T2">robot bows while saying “stay safe kids” before terminating sequence</text:span></text:p>
            <text:p/>
            <text:p><text:span text:style-name="T5">Prerequisite: </text:span></text:p>
            <text:p><text:span text:style-name="T6">UI is available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stay safe, kids”</text:p>
          </table:table-cell>
          <table:table-cell table:number-columns-repeated="2" table:style-name="ce14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“stay safe”</text:p>
          </table:table-cell>
          <table:table-cell table:number-columns-repeated="2" table:style-name="ce14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2" table:number-rows-repeated="15">
          <table:table-cell table:number-columns-repeated="1024"/>
        </table:table-row>
        <table:table-row table:style-name="ro23" table:number-rows-repeated="10485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13"/>
        <table:table-column table:style-name="co10" table:default-cell-style-name="ce21"/>
        <table:table-column table:style-name="co12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9"/>
          <table:table-cell table:number-columns-repeated="1014"/>
        </table:table-row>
        <table:table-row table:style-name="ro24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5">Prerequisite: </text:span></text:p>
            <text:p><text:span text:style-name="T6">xxxx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5">Prerequisite: </text:span></text:p>
            <text:p><text:span text:style-name="T6">xxxx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5">Prerequisite: </text:span></text:p>
            <text:p><text:span text:style-name="T6">xxxx</text:span></text:p>
            <text:p/>
            <text:p><text:span text:style-name="T5">Test Data:</text:span></text:p>
            <text:p><text:span text:style-name="T6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 table:number-rows-repeated="104856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Examples" table:style-name="ta3">
        <table:table-column table:style-name="co1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13"/>
        <table:table-column table:style-name="co12" table:number-columns-repeated="1015" table:default-cell-style-name="ce2"/>
        <table:table-row table:style-name="ro25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25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6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6">Customer has been registered.</text:span></text:p>
            <text:p/>
            <text:p><text:span text:style-name="T5">Test Data:</text:span></text:p>
            <text:p><text:span text:style-name="T6">Customer Number.</text:span></text:p>
            <text:p><text:span text:style-name="T6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5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6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7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3" table:number-rows-repeated="104857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5:21:07.377735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19T16:16:41.307229143</dc:date>
    <meta:generator>LibreOffice/6.0.3.2$Linux_X86_64 LibreOffice_project/00m0$Build-2</meta:generator>
    <meta:editing-duration>PT2H6M57S</meta:editing-duration>
    <meta:editing-cycles>5</meta:editing-cycles>
    <meta:document-statistic meta:table-count="3" meta:cell-count="2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